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0.00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6.00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48000000" calcext:value-type="float">
            <text:p>48.00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5.10E-6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" table:formula="of:=[.E14]*[.E20]" office:value-type="float" office:value="3125" calcext:value-type="float">
            <text:p>3125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8.02E+6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[.B21]/[.D5]/2" office:value-type="float" office:value="912" calcext:value-type="float">
            <text:p>9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7])" office:value-type="float" office:value="1873.97416178385" calcext:value-type="float">
            <text:p>187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28]/[.E21]" office:value-type="percentage" office:value="0.599671731770833" calcext:value-type="percentage">
            <text:p>60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2" loext:min-decimal-places="2" number:min-integer-digits="1" number:min-exponent-digits="1" loext:exponent-interval="3" loext:forced-exponent-sign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9:15:16.737911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12T22:23:33.854084530</dc:date>
    <meta:editing-duration>PT37M41S</meta:editing-duration>
    <meta:editing-cycles>2</meta:editing-cycles>
    <meta:generator>LibreOffice/6.2.8.2$Linux_X86_64 LibreOffice_project/20$Build-2</meta:generator>
    <meta:document-statistic meta:table-count="1" meta:cell-count="95" meta:object-count="0"/>
  </office:meta>
</office:document-meta>
</file>